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LIDING WINDOW</text:p>
          </draw:text-box>
        </draw:frame>
        <draw:frame presentation:style-name="pr2" draw:layer="layout" svg:width="25.199cm" svg:height="12.179cm" svg:x="1.4cm" svg:y="4.914cm" presentation:class="subtitle">
          <draw:text-box>
            <text:p>Projekat iz ORM1</text:p>
            <text:p/>
            <text:p>Savo Dragovic Ra117-2015</text:p>
            <text:p>Srdjan Usorac Ra60-2015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 projektu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liding window je mehanizam klizecih prozora po uzoru na TCP protokol</text:p>
              </text:list-item>
              <text:list-item>
                <text:p>Koristimo UDP protokol</text:p>
              </text:list-item>
              <text:list-item>
                <text:p>Velicina prozora se prosledjuje kao arg[1] od programa</text:p>
              </text:list-item>
              <text:list-item>
                <text:p>Maksimalna velicina prozora nije ogranicen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lementirane su 2 strane u komunikaciji (client.c I server.c)</text:p>
              </text:list-item>
              <text:list-item>
                <text:p>Salje se niz poruka (Paketi) unapred poznatog sadrzaja I broja, koji predstavlja arg[2] od program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 ovom projektu smo pokazali ispravno fukcionisanje mehanizma, cak I u slucaju gubitka paketa</text:p>
              </text:list-item>
              <text:list-item>
                <text:p>Za te potrebe smo uveli I arg[3], koji predstavlja verovatnocu gubitka paketa</text:p>
              </text:list-item>
              <text:list-item>
                <text:p>U programu se simulira gubitak paketa koristeci arg[3]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ient.c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 probability(int) – funkcija koja odredjuje verovatnocu gubitka paketa</text:p>
              </text:list-item>
              <text:list-item>
                <text:p>int should_receive(int) – funkcija koja vraca 0 ako je paket izgubljen, a 1 ako je paket poslat</text:p>
              </text:list-item>
              <text:list-item>
                <text:p><text:s/>Imamo 4 argumenta prilikom poziva programa</text:p>
              </text:list-item>
              <text:list-item>
                <text:p>Primer:</text:p>
                <text:list>
                  <text:list-item>
                    <text:list>
                      <text:list-item>
                        <text:p>./client.c 10 20 56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keti[][] - matrica gde vrste predstavljaju pakete koje smo generisali kao radnom slova duzine indeksa zadatog paketa</text:p>
              </text:list-item>
              <text:list-item>
                <text:p>Imamo 2 externe globalne promenljive, koje sluze da verodostojno okarakterisu nasu uspomenu na rad na zadatom projektu</text:p>
              </text:list-item>
              <text:list-item>
                <text:p>Osnovu programa cini while(1) petlj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ile(1) – traje sve dok nisu svi paketi poslati I dok se prozor nije pomerio do kraja</text:p>
              </text:list-item>
              <text:list-item>
                <text:p>Saljemo [global] serveru, da zna koliko paketa treba da primi pre nego sto pocne da salje klijentu paket</text:p>
              </text:list-item>
              <text:list-item>
                <text:p>[br] – promenljiva koja predstavlja pomeranja prozora (br == pomeranj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flag] – promenljiva koja nam govori da li se paket izgubio(LOSS), ili se poslao (SENT)</text:p>
              </text:list-item>
              <text:list-item>
                <text:p>should_receive(int) – posebna funkcija koja formira niz od paketa koji su duzine 100 / MOD (MOD predstavlja deljivost verovatnoce)</text:p>
              </text:list-item>
              <text:list-item>
                <text:p>Primer:</text:p>
                <text:list>
                  <text:list-item>
                    <text:p>Verovatnoca je 80, a MOD je 5</text:p>
                  </text:list-item>
                  <text:list-item>
                    <text:p>Formiramo 100 / 5 = 20 paketa, u 80 / 5 od njih stavimo vrednosti od 0 do 80 / 5 – 1 = 15</text:p>
                  </text:list-item>
                  <text:list-item>
                    <text:p>Pozivamo rand() % 20 I poredimo sa vrednostima od 0 do 15</text:p>
                  </text:list-item>
                  <text:list-item>
                    <text:p>Ako je vrednost neka u nizu paketa, paket se gubi, u suprotnom se salje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ver.c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omplentna logika servera je predstavljena uz pomoc do while petlje</text:p>
              </text:list-item>
              <text:list-item>
                <text:p>Do radimo [global] puta, a [global] posaljemo pre pocetka petlje</text:p>
              </text:list-item>
              <text:list-item>
                <text:p>2 bafera imamo (buf I previous), svaku vrednost od buf, uz uslov da buf[0] != EXCLAMATION, prekopiramo u previous</text:p>
              </text:list-item>
              <text:list-item>
                <text:p>Na kraju petlje, ukoliko previous nije prazan, saljemo klijentu previous</text:p>
              </text:list-item>
              <text:list-item>
                <text:p>U suprotnom saljemo buf koji ce sadrzati EXCLAM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JEKAT ODBRANJEN!</text:p>
              </text:list-item>
              <text:list-item>
                <text:p>Savo – 30 bodova</text:p>
              </text:list-item>
              <text:list-item>
                <text:p>Srdjan – 30 bodova</text:p>
                <text:p/>
              </text:list-item>
              <text:list-item>
                <text:p>Mentor: Tijana Srejic</text:p>
              </text:list-item>
              <text:list-item>
                <text:p>CESTITAMO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1T10:21:29.784154244</meta:creation-date>
    <dc:date>2017-12-21T10:49:37.334083110</dc:date>
    <meta:editing-duration>PT25M35S</meta:editing-duration>
    <meta:editing-cycles>11</meta:editing-cycles>
    <meta:generator>LibreOffice/4.2.8.2$Linux_X86_64 LibreOffice_project/420m0$Build-2</meta:generator>
    <meta:document-statistic meta:object-count="61"/>
  </office:meta>
</office:document-meta>
</file>